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1bdb49" style:font-weight-asian="bold"/>
    </style:style>
    <style:style style:name="P2" style:family="paragraph" style:parent-style-name="Standard">
      <style:paragraph-properties fo:orphans="2" fo:widows="2" fo:hyphenation-ladder-count="no-limit" style:punctuation-wrap="simple" style:vertical-align="auto"/>
      <style:text-properties officeooo:paragraph-rsid="001bdb49" fo:hyphenate="true" fo:hyphenation-remain-char-count="2" fo:hyphenation-push-char-count="2"/>
    </style:style>
    <style:style style:name="P3" style:family="paragraph" style:parent-style-name="Standard">
      <style:text-properties officeooo:paragraph-rsid="001bdb49"/>
    </style:style>
    <style:style style:name="P4" style:family="paragraph" style:parent-style-name="Standard">
      <style:text-properties officeooo:rsid="001bdb49" officeooo:paragraph-rsid="001bdb49"/>
    </style:style>
    <style:style style:name="P5" style:family="paragraph" style:parent-style-name="Standard">
      <style:text-properties officeooo:rsid="001c99dc" officeooo:paragraph-rsid="001c99dc"/>
    </style:style>
    <style:style style:name="P6" style:family="paragraph" style:parent-style-name="Standard">
      <style:text-properties officeooo:rsid="00233287" officeooo:paragraph-rsid="00233287"/>
    </style:style>
    <style:style style:name="P7" style:family="paragraph" style:parent-style-name="Standard">
      <style:paragraph-properties fo:keep-with-next="always"/>
      <style:text-properties officeooo:paragraph-rsid="001bdb49"/>
    </style:style>
    <style:style style:name="P8" style:family="paragraph" style:parent-style-name="Standard">
      <style:paragraph-properties fo:break-before="page"/>
      <style:text-properties officeooo:paragraph-rsid="001bdb49"/>
    </style:style>
    <style:style style:name="P9" style:family="paragraph" style:parent-style-name="Standard">
      <style:paragraph-properties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officeooo:paragraph-rsid="001bdb49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officeooo:paragraph-rsid="001bdb49"/>
    </style:style>
    <style:style style:name="P11" style:family="paragraph" style:parent-style-name="En-tête1">
      <style:text-properties fo:language="en" fo:country="US" officeooo:paragraph-rsid="001bdb49"/>
    </style:style>
    <style:style style:name="P12" style:family="paragraph" style:parent-style-name="En-tête1">
      <style:text-properties officeooo:paragraph-rsid="001bdb49"/>
    </style:style>
    <style:style style:name="P13" style:family="paragraph" style:parent-style-name="normal">
      <style:text-properties fo:language="en" fo:country="GB" officeooo:paragraph-rsid="001bdb49"/>
    </style:style>
    <style:style style:name="P14" style:family="paragraph" style:parent-style-name="normal">
      <style:text-properties fo:language="en" fo:country="US" officeooo:paragraph-rsid="001bdb49"/>
    </style:style>
    <style:style style:name="P15" style:family="paragraph" style:parent-style-name="normal">
      <style:text-properties officeooo:paragraph-rsid="001bdb49"/>
    </style:style>
    <style:style style:name="P16" style:family="paragraph" style:parent-style-name="normal">
      <style:text-properties officeooo:rsid="001bdb49" officeooo:paragraph-rsid="001bdb49"/>
    </style:style>
    <style:style style:name="P17" style:family="paragraph" style:parent-style-name="normal">
      <style:text-properties officeooo:rsid="001c99dc" officeooo:paragraph-rsid="001c99dc"/>
    </style:style>
    <style:style style:name="P18" style:family="paragraph" style:parent-style-name="normal">
      <style:paragraph-properties fo:keep-with-next="always"/>
      <style:text-properties officeooo:paragraph-rsid="001bdb49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style:font-style-asian="italic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80" fo:font-weight="bold" style:font-weight-asian="bold" style:font-weight-complex="bold"/>
    </style:style>
    <style:style style:name="T7" style:family="text">
      <style:text-properties fo:color="#800080" fo:language="en" fo:country="US"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officeooo:rsid="001bdb49"/>
    </style:style>
    <style:style style:name="T14" style:family="text">
      <style:text-properties officeooo:rsid="001e59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Cours LISP (1h30)</text:span></text:p>
      <text:p text:style-name="P1"/>
      <text:p text:style-name="P15"><text:span text:style-name="T6">Fonction FUNCALL</text:span></text:p>
      <text:p text:style-name="P15"/>
      <text:p text:style-name="P15">? (funcall '+ <text:s/>1 2)</text:p>
      <text:p text:style-name="P15">= 3</text:p>
      <text:p text:style-name="P15"/>
      <text:p text:style-name="P15">Ecrire la fonction <text:span text:style-name="T3">findAll</text:span> (fct l) qui renvoie la liste des élements de la liste <text:span text:style-name="T1">l</text:span> qui satisfont la fonction <text:span text:style-name="T1">fct</text:span>.</text:p>
      <text:p text:style-name="P15"/>
      <text:p text:style-name="P15"><text:span text:style-name="T8">?(findAll 'numberp <text:s/>'(2 k b 4)) = (2 4)</text:span></text:p>
      <text:p text:style-name="P13"/>
      <text:p text:style-name="P15"><text:span text:style-name="T8">?(findAll 'atom <text:s/>'(a (h) p)) = (a p)</text:span></text:p>
      <text:p text:style-name="P13"/>
      <text:p text:style-name="P15">Vérifier que la fonction prédéfinie <text:span text:style-name="T4">remove-if-not </text:span>est identique à la fonction<text:span text:style-name="T4"> findAll.</text:span></text:p>
      <text:p text:style-name="P15"><text:s/><text:span text:style-name="T8">(remove-if-not 'numberp <text:s/>'(2 k b 4)) = (2 4)</text:span></text:p>
      <text:p text:style-name="P13"/>
      <text:p text:style-name="P15"><text:span text:style-name="T8">(remove-if-not <text:s/>'atom <text:s/>'(a (h) p)) = (a p)</text:span></text:p>
      <text:p text:style-name="P13"/>
      <text:p text:style-name="P13"/>
      <text:p text:style-name="P15">La fonction <text:span text:style-name="T1">remove-if </text:span><text:s/>existe également.</text:p>
      <text:p text:style-name="P15"><text:span text:style-name="T8">? <text:s/>(remove-if <text:s/>'numberp '(1 m 2)) = (m)</text:span></text:p>
      <text:p text:style-name="P13"/>
      <text:p text:style-name="P3">==========================</text:p>
      <text:p text:style-name="P13"/>
      <text:p text:style-name="P18"><text:span text:style-name="T6">Fonction LAMBDA</text:span></text:p>
      <text:p text:style-name="P7"/>
      <text:p text:style-name="P7">Définit une fonction anonyme</text:p>
      <text:p text:style-name="P3"/>
      <text:p text:style-name="P3">?((lambda (x) (+ x 2)) 3) = 5 <text:span text:style-name="T14">on appliquze lambda a 3 ici</text:span></text:p>
      <text:p text:style-name="P3"/>
      <text:p text:style-name="P3">syntaxe : <text:s/>(lambda (&lt;arg1&gt; ..&lt;argn&gt;) &lt;corps de la fonction&gt;)</text:p>
      <text:p text:style-name="P3">pour l’appliquer</text:p>
      <text:p text:style-name="P3">((lambda (&lt;arg1&gt; ..&lt;argn&gt;) &lt;corps de la fonction&gt;) &lt;val1&gt; …&lt;valn&gt;)</text:p>
      <text:p text:style-name="P3"/>
      <text:p text:style-name="P3"/>
      <text:p text:style-name="P3"><text:span text:style-name="T4">EX1</text:span></text:p>
      <text:p text:style-name="P3">Ecrire à l’aide de <text:span text:style-name="T3">remove-if-not</text:span> et d’une <text:span text:style-name="T3">lambda</text:span> fonction , la fonction <text:span text:style-name="T1">linfan(n l</text:span>) qui prend en argument un nombre n et une liste de nombres l et renvoie la liste des nombres inférieurs à n.</text:p>
      <text:p text:style-name="P3">? (linfan <text:s/>'6 ' (7 4 1 9)) = (4 1)</text:p>
      <text:p text:style-name="P3"/>
      <text:p text:style-name="P3"><text:span text:style-name="T4">EX2</text:span></text:p>
      <text:p text:style-name="P3">Ecrire à l’aide d’une <text:span text:style-name="T3">lambda</text:span> fonction , la fonction <text:span text:style-name="T1">infan(n)</text:span> qui renvoie la fonction qui teste si un nombre est inférieur à n.</text:p>
      <text:p text:style-name="P3"><text:span text:style-name="T11">? (funcall (infan 2) 6) = T</text:span></text:p>
      <text:p text:style-name="P3">Réécrire à l’aide de <text:span text:style-name="T3">remove-if-not </text:span>et de la fonction <text:span text:style-name="T3">infan</text:span> la fonction <text:span text:style-name="T3">linfan</text:span>(<text:span text:style-name="T3">n l</text:span>).</text:p>
      <text:p text:style-name="P3"/>
      <text:p text:style-name="P4">voir photo</text:p>
      <text:p text:style-name="P3"><text:span text:style-name="T11">==========================</text:span></text:p>
      <text:p text:style-name="P13"/>
      <text:p text:style-name="P15"><text:span text:style-name="T7">Fonction APPLY</text:span></text:p>
      <text:p text:style-name="P14"/>
      <text:p text:style-name="P15"><text:soft-page-break/><text:span text:style-name="T11">? (apply '+ ' (1 2)) = 3</text:span></text:p>
      <text:p text:style-name="P15">A la différence de la fonction <text:span text:style-name="T3">funcall</text:span>, <text:s/>la fonction <text:span text:style-name="T3">apply</text:span> prend en arguments une fonction et la liste des arguments de cette fonction.</text:p>
      <text:p text:style-name="P15"/>
      <text:p text:style-name="P16">La difference c'est que c une liste et donc apply '* '(1 4 6 ) multiplie tous les elements de la liste</text:p>
      <text:p text:style-name="P15"/>
      <text:p text:style-name="P3"><text:span text:style-name="T4">EX3</text:span></text:p>
      <text:p text:style-name="P15">Ecrire la fonction <text:span text:style-name="T1">multnum</text:span> (l) qui calcule le produit de tous les éléments d’une liste plate de nombres.</text:p>
      <text:p text:style-name="P15">? (multnum ' ( 8 4 2))= 64</text:p>
      <text:p text:style-name="P15"/>
      <text:p text:style-name="P3">==========================</text:p>
      <text:p text:style-name="P3"><text:span text:style-name="T4">EX4</text:span></text:p>
      <text:p text:style-name="P15">Ecrire à l’aide des fonctions <text:span text:style-name="T1">apply</text:span> et <text:span text:style-name="T1">remove-if-not</text:span> la fonction <text:span text:style-name="T1">mult</text:span> (l) qui calcule le produit de tous les nombres d’une liste.</text:p>
      <text:p text:style-name="P15">? (mult ' ( 8 (4) 2 a))= 16</text:p>
      <text:p text:style-name="P15"/>
      <text:p text:style-name="P3">==========================</text:p>
      <text:p text:style-name="P2"/>
      <text:p text:style-name="P8"/>
      <text:p text:style-name="P15"><text:span text:style-name="T6">Fonction MAPCAR</text:span></text:p>
      <text:p text:style-name="P3"><text:s/></text:p>
      <text:p text:style-name="P3">(mapcar &lt;fct&gt; &lt;l1&gt; …&lt;ln&gt;)</text:p>
      <text:p text:style-name="P3">applique la fonction &lt;fct&gt; avec tous les CAR de toutes les listes comme argument, puis tous les CADR, jusqu’à épuisement des listes et renvoie la liste des résultats.</text:p>
      <text:p text:style-name="P3"/>
      <text:p text:style-name="P3">? (mapcar 'list ' (je tu (il elle)) ' (nous vous (ils elles)) )</text:p>
      <text:p text:style-name="P3">= ((je nous) (tu vous) ((il elle)(ils elles)))</text:p>
      <text:p text:style-name="P3"/>
      <text:p text:style-name="P3">? (mapcar <text:s/>'1+ ' (1 2 3)) = (2 3 4)</text:p>
      <text:p text:style-name="P3"/>
      <text:p text:style-name="P15">Evaluer </text:p>
      <text:p text:style-name="P3">(mapcar '+ ' (1 2 3) ' (8 7 9)) <text:s/><text:span text:style-name="T13">(9 9 12)</text:span></text:p>
      <text:p text:style-name="P3">(mapcar '+ ' (1 2 3 4) ' (8 7 9))</text:p>
      <text:p text:style-name="P15">(mapcar 'car ' ((5) (1 2 3 4))</text:p>
      <text:p text:style-name="P15"/>
      <text:p text:style-name="P16">(mapcar 'car </text:p>
      <text:p text:style-name="P16"/>
      <text:p text:style-name="P17">si il y a quun argument ca applique la fonction a toutes les sous listes</text:p>
      <text:p text:style-name="P3">==========================</text:p>
      <text:p text:style-name="P3"><text:span text:style-name="T4">EX5</text:span></text:p>
      <text:p text:style-name="P3">Ecrire la fonction <text:span text:style-name="T5">ajoutliste</text:span> (l1 l2) qui ajoute les éléments de 2 listes 2 à 2</text:p>
      <text:p text:style-name="P3">? (ajoutliste ' (1 2) ' (3 4))= (4 6)</text:p>
      <text:p text:style-name="P3">============================</text:p>
      <text:p text:style-name="P3"><text:span text:style-name="T4">EX6</text:span></text:p>
      <text:p text:style-name="P3">Ecrire la fonction <text:span text:style-name="T5">premierliste (l)</text:span> qui prend en argument une de listes et renvoie le premier élément de chaque liste</text:p>
      <text:p text:style-name="P3">?(premierliste '((b n)(2 3 1)(+ 1 2)) ) = (b 2 +)</text:p>
      <text:p text:style-name="P3">==========================</text:p>
      <text:p text:style-name="P3"><text:span text:style-name="T4">EX7</text:span></text:p>
      <text:p text:style-name="P3">Ecrire la fonction <text:span text:style-name="T4">carreListe</text:span> qui renvoie la liste des carrés d’une liste plate de nombres</text:p>
      <text:p text:style-name="P3">? (carreListe <text:s/>' ( 5 8) ) = (25 64) </text:p>
      <text:p text:style-name="P3"/>
      <text:p text:style-name="P3">==========================</text:p>
      <text:p text:style-name="P3"><text:span text:style-name="T4">EX8</text:span></text:p>
      <text:p text:style-name="P3">Ecrire la fonction produit scalaire <text:span text:style-name="T5">ps</text:span> (l1 l2) à l’aide de <text:span text:style-name="T1">apply</text:span> et <text:span text:style-name="T1">mapcar</text:span></text:p>
      <text:p text:style-name="P3">? (ps ' (1 2 3) ' (3 4 5))  = 26 <text:s text:c="2"/>; <text:s/>1*3+2*4+3*5</text:p>
      <text:p text:style-name="P3"/>
      <text:p text:style-name="P5">ex (mapcar 'numberp (1 a 6)) RENVOIE (T NIL T)</text:p>
      <text:p text:style-name="P3"/>
      <text:p text:style-name="P3"/>
      <text:p text:style-name="P3"><text:span text:style-name="T4">EX9</text:span></text:p>
      <text:p text:style-name="P3">Ecrire la fonction <text:span text:style-name="T1">sommeF <text:s/>(fct <text:s/>l)</text:span> qui <text:s/>renvoie la somme des images par la fonction <text:span text:style-name="T3">fct</text:span> des éléments de la liste <text:span text:style-name="T3">l</text:span>.</text:p>
      <text:p text:style-name="P3"/>
      <text:p text:style-name="P3"><text:s/>? (sommeF <text:s/>'abs '(1 -1 -2 2)) = 6</text:p>
      <text:p text:style-name="P3"/>
      <text:p text:style-name="P3">============================</text:p>
      <text:p text:style-name="P3"><text:span text:style-name="T4">EX10</text:span></text:p>
      <text:p text:style-name="P3"><text:bookmark-start text:name="OLE_LINK1"/>Ecrire <text:s/>la fonction <text:span text:style-name="T2">ajout</text:span> (n l) qui ajoute un nombre <text:span text:style-name="T1">n</text:span> à tous les nombres d’une liste de nombres <text:span text:style-name="T1">l</text:span></text:p>
      <text:p text:style-name="P3"><text:bookmark-end text:name="OLE_LINK1"/>?(ajout <text:s/>'3 ' ( 5 8)) = (8 11)</text:p>
      <text:p text:style-name="P3"><text:soft-page-break/></text:p>
      <text:p text:style-name="P3">==========================</text:p>
      <text:p text:style-name="P3"><text:span text:style-name="T4">EX11</text:span></text:p>
      <text:p text:style-name="P3">Ecrire la fonction <text:span text:style-name="T2">ajout2</text:span> qui ajoute un nombre n à tous les nombres de premier niveau d’une liste</text:p>
      <text:p text:style-name="P3">?(ajout2 '3 ' (a 5 (7) <text:s/>6) = (a 8 (7) 9)</text:p>
      <text:p text:style-name="P3">==========================</text:p>
      <text:p text:style-name="P3"><text:span text:style-name="T4">EX12</text:span></text:p>
      <text:p text:style-name="P3">Ecrire la fonction ajout2liste(n l1 l2) qui fait la somme des éléments des 2 listes l1 et l2 membre à membre et y ajoute n.</text:p>
      <text:p text:style-name="P3">? <text:s/>(ajout2liste '3 ' ( 5 8) <text:s/>' ( 1 2)) = (9 13)</text:p>
      <text:p text:style-name="P3">==========================</text:p>
      <text:p text:style-name="P3"><text:span text:style-name="T4"/></text:p>
      <text:p text:style-name="P3"><text:span text:style-name="T4">EX14</text:span></text:p>
      <text:p text:style-name="P3">Ecrire la fonction <text:span text:style-name="T1">remplace</text:span> (x y l) à l’aide de la fonction <text:span text:style-name="T4">mapcar</text:span> et d’une lambda fonction.</text:p>
      <text:p text:style-name="P9"><text:s/><text:span text:style-name="T11">? </text:span><text:span text:style-name="T8">(remplace 'c 's ' (g c n k c))= (g s n k s)</text:span></text:p>
      <text:p text:style-name="P9"><text:span text:style-name="T8"/></text:p>
      <text:p text:style-name="P9">==========================</text:p>
      <text:p text:style-name="P9"><text:span text:style-name="T4">EX15</text:span></text:p>
      <text:p text:style-name="P9">Ecrire la fonction <text:span text:style-name="T5">devant</text:span> (x l) qui prend en argument un atome et une liste de listes plates et met l’atome à la tête de chaque liste de la liste.?(devant 'd ' ((c v) (i o)( k l m)) )= <text:s/>((d c v) (d i o)( d k l m)) )</text:p>
      <text:p text:style-name="P9"/>
      <text:p text:style-name="P9">(Une liste plate ne possède que des éléments de premier niveau. Exemple (y i p). Contre-exemple ((s) d (j(k)) ).</text:p>
      <text:p text:style-name="P9"/>
      <text:p text:style-name="P3"/>
      <text:p text:style-name="P3"><text:span text:style-name="T9">mapcan</text:span><text:span text:style-name="T8"> is like </text:span><text:span text:style-name="T9">mapcar</text:span><text:span text:style-name="T8">, except that the results of applying </text:span><text:span text:style-name="T10">function</text:span><text:span text:style-name="T8"> are combined into a </text:span><text:span text:style-name="T10">list</text:span><text:span text:style-name="T8"> by the use of </text:span><text:span text:style-name="T9">nconc</text:span><text:span text:style-name="T8"> rather than </text:span><text:span text:style-name="T9">list</text:span><text:span text:style-name="T8">.</text:span></text:p>
      <text:p text:style-name="P3"><text:span text:style-name="T1">nconc</text:span> est la fonction de concaténation équivalente à <text:span text:style-name="T1">append</text:span>.</text:p>
      <text:p text:style-name="P3"/>
      <text:p text:style-name="P3"/>
      <text:p text:style-name="P3"/>
      <text:p text:style-name="P3"/>
      <text:p text:style-name="P3"/>
      <text:p text:style-name="P3"/>
      <text:p text:style-name="P6">Arrete la </text:p>
      <text:p text:style-name="P3"/>
      <text:p text:style-name="P3"><text:span text:style-name="T4">EX</text:span> 16</text:p>
      <text:p text:style-name="P3">Réécrire la fonction <text:span text:style-name="T2">findAll</text:span> à l’aide de la fonction <text:span text:style-name="T4">mapcan</text:span> </text:p>
      <text:p text:style-name="P3"/>
      <text:p text:style-name="P15"/>
      <text:p text:style-name="P3">==========================</text:p>
      <text:p text:style-name="P15">Fonction <text:span text:style-name="T1">every</text:span></text:p>
      <text:p text:style-name="P15"/>
      <text:p text:style-name="P15">La fonction prédéfinie <text:span text:style-name="T1">every</text:span> (fct l) teste si tous les éléments de la liste<text:span text:style-name="T1"> l</text:span> satisfont la fonction <text:span text:style-name="T1">fct</text:span>. </text:p>
      <text:p text:style-name="P3"><text:span text:style-name="T11">? <text:s/>(every <text:s/>' numberp <text:s/>' (1 2 3)) = t</text:span></text:p>
      <text:p text:style-name="P11"/>
      <text:p text:style-name="P12"><text:span text:style-name="T12">EX17</text:span></text:p>
      <text:p text:style-name="P12">Ecrire à l’aide de la fonction<text:span text:style-name="T1"> every</text:span> la fonction <text:span text:style-name="T1">inclusDans</text:span> (l1 l2) qui teste si tous les éléments de la liste <text:span text:style-name="T1">l1</text:span> sont dans <text:span text:style-name="T1">l2</text:span>.</text:p>
      <text:p text:style-name="P12"/>
      <text:p text:style-name="P3">==========================</text:p>
      <text:p text:style-name="P15"><text:soft-page-break/>Fonction <text:span text:style-name="T1">some</text:span></text:p>
      <text:p text:style-name="P15"/>
      <text:p text:style-name="P15">La fonction prédéfinie <text:span text:style-name="T1">some</text:span> (fct l) teste si au moins un élément de la liste<text:span text:style-name="T1"> l</text:span> satisfait la fonction <text:span text:style-name="T1">fct</text:span>. </text:p>
      <text:p text:style-name="P3"><text:span text:style-name="T11">? <text:s/>(some <text:s/>' numberp <text:s/>' (h 2 3)) = t</text:span></text:p>
      <text:p text:style-name="P11"/>
      <text:p text:style-name="P12"><text:span text:style-name="T4">EX18</text:span></text:p>
      <text:p text:style-name="P12">Ecrire à l’aide de la fonction<text:span text:style-name="T1"> some</text:span> la fonction <text:span text:style-name="T1">nonDisjoints </text:span>(l1 l2) qui teste si les ensembles <text:span text:style-name="T1">l1</text:span> et <text:span text:style-name="T1">l2</text:span> ne sont pas disj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-tête1" style:family="paragraph" style:parent-style-name="Standard" style:default-outline-level=""/>
    <style:style style:name="normal" style:family="paragraph" style:parent-style-name="Standard" style:default-outline-level="">
      <style:paragraph-properties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6:15:00.607050204</meta:creation-date>
    <dc:date>2017-09-27T18:34:36.416039511</dc:date>
    <meta:editing-duration>PT1H33M3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110" meta:word-count="997" meta:character-count="5221" meta:non-whitespace-character-count="4287"/>
  </office:meta>
</office:document-meta>
</file>